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PORT" style:family="table">
      <style:table-properties style:width="6.6931in" table:align="margins"/>
    </style:style>
    <style:style style:name="REPORT.A" style:family="table-column">
      <style:table-column-properties style:column-width="2.4979in" style:rel-column-width="3600*"/>
    </style:style>
    <style:style style:name="REPORT.B" style:family="table-column">
      <style:table-column-properties style:column-width="4.1951in" style:rel-column-width="6045*"/>
    </style:style>
    <style:style style:name="REPOR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REPORT.B1" style:family="table-cell">
      <style:table-cell-properties fo:padding="0.0201in" fo:border="0.05pt solid #000000" style:writing-mode="page"/>
    </style:style>
    <style:style style:name="REPOR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PORT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36f7" officeooo:paragraph-rsid="001a36f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a36f7" officeooo:paragraph-rsid="001a36f7"/>
    </style:style>
    <style:style style:name="T1" style:family="text">
      <style:text-properties officeooo:rsid="001afb64"/>
    </style:style>
    <style:style style:name="T2" style:family="text">
      <style:text-properties officeooo:rsid="001b2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COLLECTION REPORT</text:p>
      <text:p text:style-name="P1"/>
      <table:table table:name="REPORT" table:style-name="REPORT">
        <table:table-column table:style-name="REPORT.A"/>
        <table:table-column table:style-name="REPORT.B"/>
        <table:table-row>
          <table:table-cell table:style-name="REPORT.A1" office:value-type="string">
            <text:p text:style-name="P4">DATA COLLECTION DEVICE(S)</text:p>
          </table:table-cell>
          <table:table-cell table:style-name="REPORT.B1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COLLECTED DATA FORMAT(S)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NUMBER OF DATA POINTS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DATA COLLECTION PROCEDURE</text:p>
            <text:p text:style-name="P4">(<text:span text:style-name="T1">Enumerate the steps to collect your data)</text:span> 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DATA COLLECTION SCRIPT(S) DIRECTORY URL</text:p>
            <text:p text:style-name="P4">( You will upload to somewhere, e.g. onedrive)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COLLECTED DATA URL </text:p>
            <text:p text:style-name="P4">( You will upload to somewhere, e.g. onedrive)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AUTOMATIC LABELING MECHANISM <text:span text:style-name="T2">DESCRIPTION</text:span></text:p>
          </table:table-cell>
          <table:table-cell table:style-name="REPORT.B2" office:value-type="string">
            <text:p text:style-name="P3"/>
          </table:table-cell>
        </table:table-row>
        <table:table-row>
          <table:table-cell table:style-name="REPORT.A2" office:value-type="string">
            <text:p text:style-name="P4">DATA COLLECTION SYSTEM <text:s/>PHOTOGRAPHS URL</text:p>
            <text:p text:style-name="P4">( You will upload to somewhere, e.g. onedrive)</text:p>
            <text:p text:style-name="P4">(For example : <text:s/>a photograph of a laptop and webcam)</text:p>
          </table:table-cell>
          <table:table-cell table:style-name="REPORT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3:34:16.455865764</meta:creation-date>
    <dc:date>2025-09-13T00:00:15.221598312</dc:date>
    <meta:editing-duration>PT3M7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14" meta:word-count="74" meta:character-count="487" meta:non-whitespace-character-count="423"/>
  </office:meta>
</office:document-meta>
</file>